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ocusBaseBehavior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FocusBaseBehavior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FocusBaseBehavior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FocusBaseBehavior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cusBaseBehavior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FocusBaseBehavior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